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B00000190D346E1449F2A7F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 draw:fill-color="#ffff00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rsid="000c4b2f" officeooo:paragraph-rsid="000c4b2f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0000" loext:char-shading-value="0"/>
    </style:style>
    <style:style style:name="T3" style:family="text">
      <style:text-properties fo:background-color="#000000" loext:char-shading-value="0"/>
    </style:style>
    <style:style style:name="T4" style:family="text">
      <style:text-properties fo:background-color="#ffffff"/>
    </style:style>
    <style:style style:name="fr1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2cm" svg:y="-0.868cm" svg:width="17cm" svg:height="10.444cm" draw:z-index="0"><draw:image xlink:href="Pictures/100002010000028B00000190D346E1449F2A7F66.png" xlink:type="simple" xlink:show="embed" xlink:actuate="onLoad" loext:mime-type="image/png"/><draw:contour-polygon svg:width="402px" svg:height="394px" svg:viewBox="0 0 402 394" draw:points="274,0 271,0 113,394 515,358 351,0" draw:recreate-on-edit="false"/></draw:frame><text:span text:style-name="T1">AAAAAAAAAAAAAAAAAAAAAAAAAAA</text:span> <text:span text:style-name="T3">AAAAAAAAAAAAAAA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7:19:33.632158746</meta:creation-date>
    <dc:date>2019-04-01T19:33:54.742429696</dc:date>
    <meta:editing-duration>PT7M46S</meta:editing-duration>
    <meta:editing-cycles>10</meta:editing-cycles>
    <meta:generator>LibreOffice/6.1.4.2$Linux_X86_64 LibreOffice_project/10$Build-2</meta:generator>
    <meta:document-statistic meta:table-count="0" meta:image-count="1" meta:object-count="0" meta:page-count="1" meta:paragraph-count="1" meta:word-count="2" meta:character-count="45" meta:non-whitespace-character-count="44"/>
  </office:meta>
</office:document-meta>
</file>